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7095c" officeooo:paragraph-rsid="002709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hackerrank.com/rest/contests/master/challenges/revising-the-select-query/hackers/ngocnh0202/download_solution" text:style-name="Internet_20_link" text:visited-style-name="Visited_20_Internet_20_Link">https://www.hackerrank.com/rest/contests/master/challenges/revising-the-select-query/hackers/ngocnh0202/download_solution</text:a></text:p>
      <text:p text:style-name="Standard"/>
      <text:p text:style-name="Standard"/>
      <text:p text:style-name="Standard"><text:a xlink:type="simple" xlink:href="https://www.hackerrank.com/rest/contests/master/challenges/revising-the-select-query-2/hackers/ngocnh0202/download_solution" text:style-name="Internet_20_link" text:visited-style-name="Visited_20_Internet_20_Link">https://www.hackerrank.com/rest/contests/master/challenges/revising-the-select-query-2/hackers/ngocnh0202/download_solution</text:a></text:p>
      <text:p text:style-name="Standard"/>
      <text:p text:style-name="Standard"/>
      <text:p text:style-name="Standard"><text:a xlink:type="simple" xlink:href="https://www.hackerrank.com/rest/contests/master/challenges/select-all-sql/hackers/ngocnh0202/download_solution" text:style-name="Internet_20_link" text:visited-style-name="Visited_20_Internet_20_Link">https://www.hackerrank.com/rest/contests/master/challenges/select-all-sql/hackers/ngocnh0202/download_solution</text:a></text:p>
      <text:p text:style-name="Standard"/>
      <text:p text:style-name="Standard"/>
      <text:p text:style-name="Standard"><text:a xlink:type="simple" xlink:href="https://www.hackerrank.com/rest/contests/master/challenges/select-by-id/hackers/ngocnh0202/download_solution" text:style-name="Internet_20_link" text:visited-style-name="Visited_20_Internet_20_Link">https://www.hackerrank.com/rest/contests/master/challenges/select-by-id/hackers/ngocnh0202/download_solution</text:a></text:p>
      <text:p text:style-name="Standard"/>
      <text:p text:style-name="Standard"><text:a xlink:type="simple" xlink:href="https://www.hackerrank.com/rest/contests/master/challenges/japanese-cities-attributes/hackers/ngocnh0202/download_solution" text:style-name="Internet_20_link" text:visited-style-name="Visited_20_Internet_20_Link">https://www.hackerrank.com/rest/contests/master/challenges/japanese-cities-attributes/hackers/ngocnh0202/download_solution</text:a></text:p>
      <text:p text:style-name="Standard"/>
      <text:p text:style-name="Standard"/>
      <text:p text:style-name="Standard"><text:a xlink:type="simple" xlink:href="https://www.hackerrank.com/rest/contests/master/challenges/japanese-cities-name/hackers/ngocnh0202/download_solution" text:style-name="Internet_20_link" text:visited-style-name="Visited_20_Internet_20_Link">https://www.hackerrank.com/rest/contests/master/challenges/japanese-cities-name/hackers/ngocnh0202/download_solution</text:a></text:p>
      <text:p text:style-name="Standard"/>
      <text:p text:style-name="Standard"><text:a xlink:type="simple" xlink:href="https://www.hackerrank.com/rest/contests/master/challenges/weather-observation-station-1/hackers/ngocnh0202/download_solution" text:style-name="Internet_20_link" text:visited-style-name="Visited_20_Internet_20_Link">https://www.hackerrank.com/rest/contests/master/challenges/weather-observation-station-1/hackers/ngocnh0202/download_solution</text:a></text:p>
      <text:p text:style-name="Standard"/>
      <text:p text:style-name="Standard"><text:a xlink:type="simple" xlink:href="https://www.hackerrank.com/rest/contests/master/challenges/weather-observation-station-3/hackers/ngocnh0202/download_solution" text:style-name="Internet_20_link" text:visited-style-name="Visited_20_Internet_20_Link">https://www.hackerrank.com/rest/contests/master/challenges/weather-observation-station-3/hackers/ngocnh0202/download_solution</text:a></text:p>
      <text:p text:style-name="Standard"/>
      <text:p text:style-name="Standard"><text:a xlink:type="simple" xlink:href="https://www.hackerrank.com/rest/contests/master/challenges/weather-observation-station-4/hackers/ngocnh0202/download_solution" text:style-name="Internet_20_link" text:visited-style-name="Visited_20_Internet_20_Link">https://www.hackerrank.com/rest/contests/master/challenges/weather-observation-station-4/hackers/ngocnh0202/download_solution</text:a></text:p>
      <text:p text:style-name="Standard"/>
      <text:p text:style-name="Standard"><text:a xlink:type="simple" xlink:href="https://www.hackerrank.com/rest/contests/master/challenges/weather-observation-station-5/hackers/ngocnh0202/download_solution" text:style-name="Internet_20_link" text:visited-style-name="Visited_20_Internet_20_Link">https://www.hackerrank.com/rest/contests/master/challenges/weather-observation-station-5/hackers/ngocnh0202/download_solution</text:a></text:p>
      <text:p text:style-name="Standard"/>
      <text:p text:style-name="P1">PYTHON</text:p>
      <text:p text:style-name="P1"/>
      <text:p text:style-name="P1"><text:a xlink:type="simple" xlink:href="https://www.hackerrank.com/rest/contests/master/challenges/python-division/hackers/ngocnh0202/download_solution" text:style-name="Internet_20_link" text:visited-style-name="Visited_20_Internet_20_Link">https://www.hackerrank.com/rest/contests/master/challenges/python-division/hackers/ngocnh0202/download_solution</text:a></text:p>
      <text:p text:style-name="P1"/>
      <text:p text:style-name="P1"><text:a xlink:type="simple" xlink:href="https://www.hackerrank.com/rest/contests/master/challenges/py-if-else/hackers/ngocnh0202/download_solution" text:style-name="Internet_20_link" text:visited-style-name="Visited_20_Internet_20_Link">https://www.hackerrank.com/rest/contests/master/challenges/py-if-else/hackers/ngocnh0202/download_solution</text:a></text:p>
      <text:p text:style-name="P1"/>
      <text:p text:style-name="P1"><text:a xlink:type="simple" xlink:href="https://www.hackerrank.com/rest/contests/master/challenges/python-arithmetic-operators/hackers/ngocnh0202/download_solution" text:style-name="Internet_20_link" text:visited-style-name="Visited_20_Internet_20_Link">https://www.hackerrank.com/rest/contests/master/challenges/python-arithmetic-operators/hackers/ngocnh0202/download_solution</text:a></text:p>
      <text:p text:style-name="P1"/>
      <text:p text:style-name="P1"><text:a xlink:type="simple" xlink:href="https://www.hackerrank.com/rest/contests/master/challenges/python-loops/hackers/ngocnh0202/download_solution" text:style-name="Internet_20_link" text:visited-style-name="Visited_20_Internet_20_Link">https://www.hackerrank.com/rest/contests/master/challenges/python-loops/hackers/ngocnh0202/download_solution</text:a></text:p>
      <text:p text:style-name="P1"/>
      <text:p text:style-name="P1"><text:a xlink:type="simple" xlink:href="https://www.hackerrank.com/rest/contests/master/challenges/write-a-function/hackers/ngocnh0202/download_solution" text:style-name="Internet_20_link" text:visited-style-name="Visited_20_Internet_20_Link">https://www.hackerrank.com/rest/contests/master/challenges/write-a-function/hackers/ngocnh0202/download_solution</text:a></text:p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22:44:55.879978330</meta:creation-date>
    <dc:date>2019-09-27T00:16:55.799430782</dc:date>
    <meta:editing-duration>PT1H1M26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2" meta:paragraph-count="16" meta:word-count="16" meta:character-count="1766" meta:non-whitespace-character-count="1766"/>
  </office:meta>
</office:document-meta>
</file>